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0368" calcext:value-type="float">
            <text:p>58.5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5984" calcext:value-type="float">
            <text:p>58.5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7696" calcext:value-type="float">
            <text:p>58.5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42936" calcext:value-type="float">
            <text:p>58.5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1496" calcext:value-type="float">
            <text:p>58.4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7864" calcext:value-type="float">
            <text:p>58.3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396" calcext:value-type="float">
            <text:p>58.3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6088" calcext:value-type="float">
            <text:p>58.6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1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2688" calcext:value-type="float">
            <text:p>58.0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82" calcext:value-type="float">
            <text:p>57.9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8888" calcext:value-type="float">
            <text:p>58.1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2416" calcext:value-type="float">
            <text:p>58.1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0848" calcext:value-type="float">
            <text:p>58.6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7904" calcext:value-type="float">
            <text:p>58.6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502" calcext:value-type="float">
            <text:p>58.7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5104" calcext:value-type="float">
            <text:p>57.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516" calcext:value-type="float">
            <text:p>56.5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6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5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401</text:p>
          </table:table-cell>
          <table:table-cell office:value-type="string" calcext:value-type="string">
            <text:p>Arney Quad</text:p>
          </table:table-cell>
          <table:table-cell office:value-type="string" calcext:value-type="string">
            <text:p>195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